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tu lista de objetivos es muy acertada: cada uno abre una puerta clave para entender la reproducción desde una perspectiva sistémica, no biológica.<text:line-break/>Puedo ver cómo todos ellos encajan dentro del enfoque del capítulo y del tercer acto en general.</text:p>
      <text:p text:style-name="Text_20_body">Aquí van <text:span text:style-name="Strong_20_Emphasis">algunas sugerencias adicionales</text:span> que podríamos considerar —no para agregarlas todas necesariamente, sino para discutir si vale la pena incorporar alguna:</text:p>
      <text:p text:style-name="Horizontal_20_Line"/>
      <text:h text:style-name="Heading_20_3" text:outline-level="3">🔁 1. <text:span text:style-name="Strong_20_Emphasis">Reproducción y transformación</text:span></text:h>
      <text:p text:style-name="Quotations"><text:span text:style-name="Strong_20_Emphasis">¿Por qué la reproducción no genera clones, sino transformaciones?</text:span></text:p>
      <text:p text:style-name="Text_20_body">Esto puede ayudarnos a explicar que en un sistema de pensamiento como la máquina lógica, <text:span text:style-name="Strong_20_Emphasis">reproducir es transformar</text:span> el estado anterior en uno nuevo.<text:line-break/>Esto nos lleva a comprender que <text:span text:style-name="Strong_20_Emphasis">la función de la reproducción es modificar</text:span>, no conservar.</text:p>
      <text:p text:style-name="Text_20_body">Puede servir como puente entre:</text:p>
      <text:list xml:id="list1434233604" text:style-name="L1">
        <text:list-item>
          <text:p text:style-name="P1">la reproducción biológica (que siempre introduce variabilidad), y</text:p>
        </text:list-item>
        <text:list-item>
          <text:p text:style-name="P1">la reproducción lógica (que es transformación sistemática de estados).</text:p>
        </text:list-item>
      </text:list>
      <text:p text:style-name="Horizontal_20_Line"/>
      <text:h text:style-name="Heading_20_3" text:outline-level="3">🔄 2. <text:span text:style-name="Strong_20_Emphasis">Reproducción como mecanismo de bifurcación del pensamiento</text:span></text:h>
      <text:p text:style-name="Quotations"><text:span text:style-name="Strong_20_Emphasis">¿Qué gana el sistema con múltiples hijos por individuo?</text:span></text:p>
      <text:p text:style-name="Text_20_body">En la máquina lógica, cada individuo puede tener varios hijos, lo que equivale a que <text:span text:style-name="Strong_20_Emphasis">el sistema se ramifica</text:span>, abre caminos paralelos en la exploración del problema.</text:p>
      <text:p text:style-name="Text_20_body">Esto refuerza la idea de que la vida piensa en paralelo, y que la reproducción es el mecanismo que <text:span text:style-name="Strong_20_Emphasis">distribuye el pensamiento en todas las direcciones posibles</text:span>.</text:p>
      <text:p text:style-name="Horizontal_20_Line"/>
      <text:h text:style-name="Heading_20_3" text:outline-level="3">⏳ 3. <text:span text:style-name="Strong_20_Emphasis">Costo del proceso reproductivo</text:span></text:h>
      <text:p text:style-name="Quotations"><text:span text:style-name="Strong_20_Emphasis">¿Por qué la reproducción es tan costosa, si su único fin fuera la supervivencia?</text:span></text:p>
      <text:p text:style-name="Text_20_body">Esto refuerza una idea que ya propusiste y que es poderosa:</text:p>
      <text:p text:style-name="Quotations">Si la vida se reproduce solo para perpetuarse, ¿por qué pagar un costo tan alto?</text:p>
      <text:p text:style-name="Text_20_body">Podemos argumentar que el verdadero motivo no puede ser solo mantenerse viva, sino que el alto costo <text:span text:style-name="Strong_20_Emphasis">está justificado solo si el proceso tiene un propósito mayor</text:span>, como resolver un problema real.</text:p>
      <text:p text:style-name="Horizontal_20_Line"/>
      <text:h text:style-name="Heading_20_3" text:outline-level="3"><text:soft-page-break/>🧬 4. <text:span text:style-name="Strong_20_Emphasis">Simetría con el ADN biológico</text:span></text:h>
      <text:p text:style-name="Quotations"><text:span text:style-name="Strong_20_Emphasis">¿Podemos encontrar en el ADN biológico evidencias de una función lógica?</text:span></text:p>
      <text:p text:style-name="Text_20_body">Esto puede ser un espacio breve donde <text:span text:style-name="Strong_20_Emphasis">se sugiere</text:span> que el ADN biológico <text:span text:style-name="Strong_20_Emphasis">se comporta como un ADN lógico</text:span>, en tanto estructura de memoria que se replica y transforma según reglas.</text:p>
      <text:p text:style-name="Text_20_body">Esto no implica afirmar que “la biología es una computadora”, pero <text:span text:style-name="Strong_20_Emphasis">insinúa la posibilidad de una arquitectura inteligente subyacente</text:span>.</text:p>
      <text:p text:style-name="Horizontal_20_Line"/>
      <text:h text:style-name="Heading_20_3" text:outline-level="3">🔚 Sugerencia final de estructura tentativa para los objetivos</text:h>
      <text:p text:style-name="Text_20_body">Con lo que vos propusiste y lo que acabo de sumar, podríamos reorganizar los objetivos del laboratorio del siguiente modo:</text:p>
      <text:p text:style-name="Horizontal_20_Line"/>
      <text:h text:style-name="Heading_20_2" text:outline-level="2">🎯 Objetivos clave del laboratorio (propuesta)</text:h>
      <text:list xml:id="list4239532094" text:style-name="L2">
        <text:list-item>
          <text:p text:style-name="P2"><text:span text:style-name="Strong_20_Emphasis">Reflexión inicial</text:span>:<text:line-break/>¿Por qué los seres vivos se reproducen? ¿Cuál es el sentido de perpetuar las especies?</text:p>
        </text:list-item>
        <text:list-item>
          <text:p text:style-name="P2"><text:span text:style-name="Strong_20_Emphasis">Límites del ADN como memoria de solo lectura</text:span>:<text:line-break/>¿Qué papel juega en el proceso de cálculo y por qué requiere reproducción?</text:p>
        </text:list-item>
        <text:list-item>
          <text:p text:style-name="P2"><text:span text:style-name="Strong_20_Emphasis">La reproducción como procesador</text:span>:<text:line-break/>Su rol en la transformación del estado lógico del sistema.</text:p>
        </text:list-item>
        <text:list-item>
          <text:p text:style-name="P2"><text:span text:style-name="Strong_20_Emphasis">Variabilidad y transformación</text:span>:<text:line-break/>¿Por qué los hijos no son copias idénticas? ¿Qué gana el sistema?</text:p>
        </text:list-item>
        <text:list-item>
          <text:p text:style-name="P2"><text:span text:style-name="Strong_20_Emphasis">Diversidad de estrategias reproductivas</text:span>:<text:line-break/>¿Por qué hay distintos tipos de reproducción? ¿Qué rol cumplen en el pensamiento del sistema?</text:p>
        </text:list-item>
        <text:list-item>
          <text:p text:style-name="P2"><text:span text:style-name="Strong_20_Emphasis">Costo del proceso reproductivo</text:span>:<text:line-break/>¿Tiene sentido un gasto tan alto si el objetivo fuera solo sobrevivir?</text:p>
        </text:list-item>
        <text:list-item>
          <text:p text:style-name="P2"><text:span text:style-name="Emphasis">(Opcional)</text:span> Reproducción lógica vs reproducción biológica:<text:line-break/>¿Puede la reproducción natural cumplir funciones similares a la de la máquina lógica?</text:p>
        </text:list-item>
      </text:list>
      <text:p text:style-name="Horizontal_20_Line"/>
      <text:p text:style-name="Text_20_body">¿Te parece bien este esquema base para el laboratorio? ¿Querés agregar, quitar o modificar alguno antes de comenzar con el desarrol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7:37:15.841000000</meta:creation-date>
    <dc:date>2025-07-20T17:39:32.942000000</dc:date>
    <meta:editing-duration>PT2M17S</meta:editing-duration>
    <meta:editing-cycles>1</meta:editing-cycles>
    <meta:document-statistic meta:table-count="0" meta:image-count="0" meta:object-count="0" meta:page-count="2" meta:paragraph-count="32" meta:word-count="542" meta:character-count="3380" meta:non-whitespace-character-count="2879"/>
    <meta:generator>LibreOffice/7.3.5.2$Windows_X86_64 LibreOffice_project/184fe81b8c8c30d8b5082578aee2fed2ea847c01</meta:generator>
  </office:meta>
</office:document-meta>
</file>